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111">
      <style:table-cell-properties fo:background-color="#dddddd" fo:border="0.06pt solid #000000"/>
      <style:text-properties fo:color="#666666" fo:font-weight="bold" style:font-weight-asian="bold" style:font-weight-complex="bold"/>
    </style:style>
    <style:style style:name="ce6" style:family="table-cell" style:parent-style-name="Default" style:data-style-name="N10111">
      <style:table-cell-properties fo:border="0.06pt solid #00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default-cell-style-name="ce1"/>
        <table:table-column table:style-name="co2" table:number-columns-repeated="13" table:default-cell-style-name="Default"/>
        <table:table-column table:style-name="co3" table:default-cell-style-name="Default"/>
        <table:table-column table:style-name="co4" table:number-columns-repeated="1007" table:default-cell-style-name="Default"/>
        <table:table-row table:style-name="ro1">
          <table:table-cell table:style-name="ce3" office:value-type="string" calcext:value-type="string">
            <text:p>×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1" table:number-columns-repeated="100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6" table:formula="of:=2 * DEGREES(ATAN(([.$A2]-1)/([.C$1]-1)))" office:value-type="float" office:value="53.130102354156" calcext:value-type="float">
            <text:p>53.1</text:p>
          </table:table-cell>
          <table:table-cell table:style-name="ce6" table:formula="of:=2 * DEGREES(ATAN(([.$A2]-1)/([.D$1]-1)))" office:value-type="float" office:value="36.869897645844" calcext:value-type="float">
            <text:p>36.9</text:p>
          </table:table-cell>
          <table:table-cell table:style-name="ce6" table:formula="of:=2 * DEGREES(ATAN(([.$A2]-1)/([.E$1]-1)))" office:value-type="float" office:value="28.072486935853" calcext:value-type="float">
            <text:p>28.1</text:p>
          </table:table-cell>
          <table:table-cell table:style-name="ce6" table:formula="of:=2 * DEGREES(ATAN(([.$A2]-1)/([.F$1]-1)))" office:value-type="float" office:value="22.6198649480404" calcext:value-type="float">
            <text:p>22.6</text:p>
          </table:table-cell>
          <table:table-cell table:style-name="ce6" table:formula="of:=2 * DEGREES(ATAN(([.$A2]-1)/([.G$1]-1)))" office:value-type="float" office:value="18.9246444160512" calcext:value-type="float">
            <text:p>18.9</text:p>
          </table:table-cell>
          <table:table-cell table:style-name="ce6" table:formula="of:=2 * DEGREES(ATAN(([.$A2]-1)/([.H$1]-1)))" office:value-type="float" office:value="16.260204708312" calcext:value-type="float">
            <text:p>16.3</text:p>
          </table:table-cell>
          <table:table-cell table:style-name="ce6" table:formula="of:=2 * DEGREES(ATAN(([.$A2]-1)/([.I$1]-1)))" office:value-type="float" office:value="14.2500326978036" calcext:value-type="float">
            <text:p>14.3</text:p>
          </table:table-cell>
          <table:table-cell table:style-name="ce6" table:formula="of:=2 * DEGREES(ATAN(([.$A2]-1)/([.J$1]-1)))" office:value-type="float" office:value="12.6803834918198" calcext:value-type="float">
            <text:p>12.7</text:p>
          </table:table-cell>
          <table:table-cell table:style-name="ce6" table:formula="of:=2 * DEGREES(ATAN(([.$A2]-1)/([.K$1]-1)))" office:value-type="float" office:value="11.4211862749993" calcext:value-type="float">
            <text:p>11.4</text:p>
          </table:table-cell>
          <table:table-cell table:style-name="ce6" table:formula="of:=2 * DEGREES(ATAN(([.$A2]-1)/([.L$1]-1)))" office:value-type="float" office:value="10.3888578154696" calcext:value-type="float">
            <text:p>10.4</text:p>
          </table:table-cell>
          <table:table-cell table:style-name="ce6" table:formula="of:=2 * DEGREES(ATAN(([.$A2]-1)/([.M$1]-1)))" office:value-type="float" office:value="9.52728338145236" calcext:value-type="float">
            <text:p>9.5</text:p>
          </table:table-cell>
          <table:table-cell table:style-name="ce6" table:formula="of:=2 * DEGREES(ATAN(([.$A2]-1)/([.N$1]-1)))" office:value-type="float" office:value="8.79741070999106" calcext:value-type="float">
            <text:p>8.8</text:p>
          </table:table-cell>
          <table:table-cell table:style-name="ce6" table:formula="of:=2 * DEGREES(ATAN(([.$A2]-1)/([.O$1]-1)))" office:value-type="float" office:value="8.17123355994975" calcext:value-type="float">
            <text:p>8.2</text:p>
          </table:table-cell>
          <table:table-cell table:style-name="ce6" table:formula="of:=2 * DEGREES(ATAN(([.$A2]-1)/([.P$1]-1)))" office:value-type="float" office:value="7.62814966858071" calcext:value-type="float">
            <text:p>7.6</text:p>
          </table:table-cell>
          <table:table-cell table:number-columns-repeated="100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table:formula="of:=2 * DEGREES(ATAN(([.$A3]-1)/([.B$1]-1)))" office:value-type="float" office:value="126.869897645844" calcext:value-type="float">
            <text:p>126.9</text:p>
          </table:table-cell>
          <table:table-cell table:style-name="ce5"/>
          <table:table-cell table:style-name="ce6" table:formula="of:=2 * DEGREES(ATAN(([.$A3]-1)/([.D$1]-1)))" office:value-type="float" office:value="67.3801350519596" calcext:value-type="float">
            <text:p>67.4</text:p>
          </table:table-cell>
          <table:table-cell table:style-name="ce6" table:formula="of:=2 * DEGREES(ATAN(([.$A3]-1)/([.E$1]-1)))" office:value-type="float" office:value="53.130102354156" calcext:value-type="float">
            <text:p>53.1</text:p>
          </table:table-cell>
          <table:table-cell table:style-name="ce6" table:formula="of:=2 * DEGREES(ATAN(([.$A3]-1)/([.F$1]-1)))" office:value-type="float" office:value="43.6028189727036" calcext:value-type="float">
            <text:p>43.6</text:p>
          </table:table-cell>
          <table:table-cell table:style-name="ce6" table:formula="of:=2 * DEGREES(ATAN(([.$A3]-1)/([.G$1]-1)))" office:value-type="float" office:value="36.869897645844" calcext:value-type="float">
            <text:p>36.9</text:p>
          </table:table-cell>
          <table:table-cell table:style-name="ce6" table:formula="of:=2 * DEGREES(ATAN(([.$A3]-1)/([.H$1]-1)))" office:value-type="float" office:value="31.8907918018457" calcext:value-type="float">
            <text:p>31.9</text:p>
          </table:table-cell>
          <table:table-cell table:style-name="ce6" table:formula="of:=2 * DEGREES(ATAN(([.$A3]-1)/([.I$1]-1)))" office:value-type="float" office:value="28.072486935853" calcext:value-type="float">
            <text:p>28.1</text:p>
          </table:table-cell>
          <table:table-cell table:style-name="ce6" table:formula="of:=2 * DEGREES(ATAN(([.$A3]-1)/([.J$1]-1)))" office:value-type="float" office:value="25.057615418303" calcext:value-type="float">
            <text:p>25.1</text:p>
          </table:table-cell>
          <table:table-cell table:style-name="ce6" table:formula="of:=2 * DEGREES(ATAN(([.$A3]-1)/([.K$1]-1)))" office:value-type="float" office:value="22.6198649480404" calcext:value-type="float">
            <text:p>22.6</text:p>
          </table:table-cell>
          <table:table-cell table:style-name="ce6" table:formula="of:=2 * DEGREES(ATAN(([.$A3]-1)/([.L$1]-1)))" office:value-type="float" office:value="20.6096929375321" calcext:value-type="float">
            <text:p>20.6</text:p>
          </table:table-cell>
          <table:table-cell table:style-name="ce6" table:formula="of:=2 * DEGREES(ATAN(([.$A3]-1)/([.M$1]-1)))" office:value-type="float" office:value="18.9246444160512" calcext:value-type="float">
            <text:p>18.9</text:p>
          </table:table-cell>
          <table:table-cell table:style-name="ce6" table:formula="of:=2 * DEGREES(ATAN(([.$A3]-1)/([.N$1]-1)))" office:value-type="float" office:value="17.4923245251104" calcext:value-type="float">
            <text:p>17.5</text:p>
          </table:table-cell>
          <table:table-cell table:style-name="ce6" table:formula="of:=2 * DEGREES(ATAN(([.$A3]-1)/([.O$1]-1)))" office:value-type="float" office:value="16.260204708312" calcext:value-type="float">
            <text:p>16.3</text:p>
          </table:table-cell>
          <table:table-cell table:style-name="ce6" table:formula="of:=2 * DEGREES(ATAN(([.$A3]-1)/([.P$1]-1)))" office:value-type="float" office:value="15.1892867371829" calcext:value-type="float">
            <text:p>15.2</text:p>
          </table:table-cell>
          <table:table-cell table:number-columns-repeated="100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formula="of:=2 * DEGREES(ATAN(([.$A4]-1)/([.B$1]-1)))" office:value-type="float" office:value="143.130102354156" calcext:value-type="float">
            <text:p>143.1</text:p>
          </table:table-cell>
          <table:table-cell table:style-name="ce6" table:formula="of:=2 * DEGREES(ATAN(([.$A4]-1)/([.C$1]-1)))" office:value-type="float" office:value="112.61986494804" calcext:value-type="float">
            <text:p>112.6</text:p>
          </table:table-cell>
          <table:table-cell table:style-name="ce5"/>
          <table:table-cell table:style-name="ce6" table:formula="of:=2 * DEGREES(ATAN(([.$A4]-1)/([.E$1]-1)))" office:value-type="float" office:value="73.739795291688" calcext:value-type="float">
            <text:p>73.7</text:p>
          </table:table-cell>
          <table:table-cell table:style-name="ce6" table:formula="of:=2 * DEGREES(ATAN(([.$A4]-1)/([.F$1]-1)))" office:value-type="float" office:value="61.927513064147" calcext:value-type="float">
            <text:p>61.9</text:p>
          </table:table-cell>
          <table:table-cell table:style-name="ce6" table:formula="of:=2 * DEGREES(ATAN(([.$A4]-1)/([.G$1]-1)))" office:value-type="float" office:value="53.130102354156" calcext:value-type="float">
            <text:p>53.1</text:p>
          </table:table-cell>
          <table:table-cell table:style-name="ce6" table:formula="of:=2 * DEGREES(ATAN(([.$A4]-1)/([.H$1]-1)))" office:value-type="float" office:value="46.3971810272964" calcext:value-type="float">
            <text:p>46.4</text:p>
          </table:table-cell>
          <table:table-cell table:style-name="ce6" table:formula="of:=2 * DEGREES(ATAN(([.$A4]-1)/([.I$1]-1)))" office:value-type="float" office:value="41.1120904391669" calcext:value-type="float">
            <text:p>41.1</text:p>
          </table:table-cell>
          <table:table-cell table:style-name="ce6" table:formula="of:=2 * DEGREES(ATAN(([.$A4]-1)/([.J$1]-1)))" office:value-type="float" office:value="36.869897645844" calcext:value-type="float">
            <text:p>36.9</text:p>
          </table:table-cell>
          <table:table-cell table:style-name="ce6" table:formula="of:=2 * DEGREES(ATAN(([.$A4]-1)/([.K$1]-1)))" office:value-type="float" office:value="33.3984884679872" calcext:value-type="float">
            <text:p>33.4</text:p>
          </table:table-cell>
          <table:table-cell table:style-name="ce6" table:formula="of:=2 * DEGREES(ATAN(([.$A4]-1)/([.L$1]-1)))" office:value-type="float" office:value="30.5102374061155" calcext:value-type="float">
            <text:p>30.5</text:p>
          </table:table-cell>
          <table:table-cell table:style-name="ce6" table:formula="of:=2 * DEGREES(ATAN(([.$A4]-1)/([.M$1]-1)))" office:value-type="float" office:value="28.072486935853" calcext:value-type="float">
            <text:p>28.1</text:p>
          </table:table-cell>
          <table:table-cell table:style-name="ce6" table:formula="of:=2 * DEGREES(ATAN(([.$A4]-1)/([.N$1]-1)))" office:value-type="float" office:value="25.989233583833" calcext:value-type="float">
            <text:p>26.0</text:p>
          </table:table-cell>
          <table:table-cell table:style-name="ce6" table:formula="of:=2 * DEGREES(ATAN(([.$A4]-1)/([.O$1]-1)))" office:value-type="float" office:value="24.1895141540242" calcext:value-type="float">
            <text:p>24.2</text:p>
          </table:table-cell>
          <table:table-cell table:style-name="ce6" table:formula="of:=2 * DEGREES(ATAN(([.$A4]-1)/([.P$1]-1)))" office:value-type="float" office:value="22.6198649480404" calcext:value-type="float">
            <text:p>22.6</text:p>
          </table:table-cell>
          <table:table-cell table:number-columns-repeated="100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table:formula="of:=2 * DEGREES(ATAN(([.$A5]-1)/([.B$1]-1)))" office:value-type="float" office:value="151.927513064147" calcext:value-type="float">
            <text:p>151.9</text:p>
          </table:table-cell>
          <table:table-cell table:style-name="ce6" table:formula="of:=2 * DEGREES(ATAN(([.$A5]-1)/([.C$1]-1)))" office:value-type="float" office:value="126.869897645844" calcext:value-type="float">
            <text:p>126.9</text:p>
          </table:table-cell>
          <table:table-cell table:style-name="ce6" table:formula="of:=2 * DEGREES(ATAN(([.$A5]-1)/([.D$1]-1)))" office:value-type="float" office:value="106.260204708312" calcext:value-type="float">
            <text:p>106.3</text:p>
          </table:table-cell>
          <table:table-cell table:style-name="ce5"/>
          <table:table-cell table:style-name="ce6" table:formula="of:=2 * DEGREES(ATAN(([.$A5]-1)/([.F$1]-1)))" office:value-type="float" office:value="77.3196165081802" calcext:value-type="float">
            <text:p>77.3</text:p>
          </table:table-cell>
          <table:table-cell table:style-name="ce6" table:formula="of:=2 * DEGREES(ATAN(([.$A5]-1)/([.G$1]-1)))" office:value-type="float" office:value="67.3801350519596" calcext:value-type="float">
            <text:p>67.4</text:p>
          </table:table-cell>
          <table:table-cell table:style-name="ce6" table:formula="of:=2 * DEGREES(ATAN(([.$A5]-1)/([.H$1]-1)))" office:value-type="float" office:value="59.4897625938845" calcext:value-type="float">
            <text:p>59.5</text:p>
          </table:table-cell>
          <table:table-cell table:style-name="ce6" table:formula="of:=2 * DEGREES(ATAN(([.$A5]-1)/([.I$1]-1)))" office:value-type="float" office:value="53.130102354156" calcext:value-type="float">
            <text:p>53.1</text:p>
          </table:table-cell>
          <table:table-cell table:style-name="ce6" table:formula="of:=2 * DEGREES(ATAN(([.$A5]-1)/([.J$1]-1)))" office:value-type="float" office:value="47.9249779491564" calcext:value-type="float">
            <text:p>47.9</text:p>
          </table:table-cell>
          <table:table-cell table:style-name="ce6" table:formula="of:=2 * DEGREES(ATAN(([.$A5]-1)/([.K$1]-1)))" office:value-type="float" office:value="43.6028189727036" calcext:value-type="float">
            <text:p>43.6</text:p>
          </table:table-cell>
          <table:table-cell table:style-name="ce6" table:formula="of:=2 * DEGREES(ATAN(([.$A5]-1)/([.L$1]-1)))" office:value-type="float" office:value="39.9662130438" calcext:value-type="float">
            <text:p>40.0</text:p>
          </table:table-cell>
          <table:table-cell table:style-name="ce6" table:formula="of:=2 * DEGREES(ATAN(([.$A5]-1)/([.M$1]-1)))" office:value-type="float" office:value="36.869897645844" calcext:value-type="float">
            <text:p>36.9</text:p>
          </table:table-cell>
          <table:table-cell table:style-name="ce6" table:formula="of:=2 * DEGREES(ATAN(([.$A5]-1)/([.N$1]-1)))" office:value-type="float" office:value="34.2054579381047" calcext:value-type="float">
            <text:p>34.2</text:p>
          </table:table-cell>
          <table:table-cell table:style-name="ce6" table:formula="of:=2 * DEGREES(ATAN(([.$A5]-1)/([.O$1]-1)))" office:value-type="float" office:value="31.8907918018457" calcext:value-type="float">
            <text:p>31.9</text:p>
          </table:table-cell>
          <table:table-cell table:style-name="ce6" table:formula="of:=2 * DEGREES(ATAN(([.$A5]-1)/([.P$1]-1)))" office:value-type="float" office:value="29.8628343562751" calcext:value-type="float">
            <text:p>29.9</text:p>
          </table:table-cell>
          <table:table-cell table:number-columns-repeated="100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table:formula="of:=2 * DEGREES(ATAN(([.$A6]-1)/([.B$1]-1)))" office:value-type="float" office:value="157.38013505196" calcext:value-type="float">
            <text:p>157.4</text:p>
          </table:table-cell>
          <table:table-cell table:style-name="ce6" table:formula="of:=2 * DEGREES(ATAN(([.$A6]-1)/([.C$1]-1)))" office:value-type="float" office:value="136.397181027296" calcext:value-type="float">
            <text:p>136.4</text:p>
          </table:table-cell>
          <table:table-cell table:style-name="ce6" table:formula="of:=2 * DEGREES(ATAN(([.$A6]-1)/([.D$1]-1)))" office:value-type="float" office:value="118.072486935853" calcext:value-type="float">
            <text:p>118.1</text:p>
          </table:table-cell>
          <table:table-cell table:style-name="ce6" table:formula="of:=2 * DEGREES(ATAN(([.$A6]-1)/([.E$1]-1)))" office:value-type="float" office:value="102.68038349182" calcext:value-type="float">
            <text:p>102.7</text:p>
          </table:table-cell>
          <table:table-cell table:style-name="ce5"/>
          <table:table-cell table:style-name="ce6" table:formula="of:=2 * DEGREES(ATAN(([.$A6]-1)/([.G$1]-1)))" office:value-type="float" office:value="79.6111421845304" calcext:value-type="float">
            <text:p>79.6</text:p>
          </table:table-cell>
          <table:table-cell table:style-name="ce6" table:formula="of:=2 * DEGREES(ATAN(([.$A6]-1)/([.H$1]-1)))" office:value-type="float" office:value="71.0753555839488" calcext:value-type="float">
            <text:p>71.1</text:p>
          </table:table-cell>
          <table:table-cell table:style-name="ce6" table:formula="of:=2 * DEGREES(ATAN(([.$A6]-1)/([.I$1]-1)))" office:value-type="float" office:value="64.010766416167" calcext:value-type="float">
            <text:p>64.0</text:p>
          </table:table-cell>
          <table:table-cell table:style-name="ce6" table:formula="of:=2 * DEGREES(ATAN(([.$A6]-1)/([.J$1]-1)))" office:value-type="float" office:value="58.1092081981543" calcext:value-type="float">
            <text:p>58.1</text:p>
          </table:table-cell>
          <table:table-cell table:style-name="ce6" table:formula="of:=2 * DEGREES(ATAN(([.$A6]-1)/([.K$1]-1)))" office:value-type="float" office:value="53.130102354156" calcext:value-type="float">
            <text:p>53.1</text:p>
          </table:table-cell>
          <table:table-cell table:style-name="ce6" table:formula="of:=2 * DEGREES(ATAN(([.$A6]-1)/([.L$1]-1)))" office:value-type="float" office:value="48.8879095608331" calcext:value-type="float">
            <text:p>48.9</text:p>
          </table:table-cell>
          <table:table-cell table:style-name="ce6" table:formula="of:=2 * DEGREES(ATAN(([.$A6]-1)/([.M$1]-1)))" office:value-type="float" office:value="45.2397298960809" calcext:value-type="float">
            <text:p>45.2</text:p>
          </table:table-cell>
          <table:table-cell table:style-name="ce6" table:formula="of:=2 * DEGREES(ATAN(([.$A6]-1)/([.N$1]-1)))" office:value-type="float" office:value="42.0750220508436" calcext:value-type="float">
            <text:p>42.1</text:p>
          </table:table-cell>
          <table:table-cell table:style-name="ce6" table:formula="of:=2 * DEGREES(ATAN(([.$A6]-1)/([.O$1]-1)))" office:value-type="float" office:value="39.3076481161066" calcext:value-type="float">
            <text:p>39.3</text:p>
          </table:table-cell>
          <table:table-cell table:style-name="ce6" table:formula="of:=2 * DEGREES(ATAN(([.$A6]-1)/([.P$1]-1)))" office:value-type="float" office:value="36.869897645844" calcext:value-type="float">
            <text:p>36.9</text:p>
          </table:table-cell>
          <table:table-cell table:number-columns-repeated="100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table:formula="of:=2 * DEGREES(ATAN(([.$A7]-1)/([.B$1]-1)))" office:value-type="float" office:value="161.075355583949" calcext:value-type="float">
            <text:p>161.1</text:p>
          </table:table-cell>
          <table:table-cell table:style-name="ce6" table:formula="of:=2 * DEGREES(ATAN(([.$A7]-1)/([.C$1]-1)))" office:value-type="float" office:value="143.130102354156" calcext:value-type="float">
            <text:p>143.1</text:p>
          </table:table-cell>
          <table:table-cell table:style-name="ce6" table:formula="of:=2 * DEGREES(ATAN(([.$A7]-1)/([.D$1]-1)))" office:value-type="float" office:value="126.869897645844" calcext:value-type="float">
            <text:p>126.9</text:p>
          </table:table-cell>
          <table:table-cell table:style-name="ce6" table:formula="of:=2 * DEGREES(ATAN(([.$A7]-1)/([.E$1]-1)))" office:value-type="float" office:value="112.61986494804" calcext:value-type="float">
            <text:p>112.6</text:p>
          </table:table-cell>
          <table:table-cell table:style-name="ce6" table:formula="of:=2 * DEGREES(ATAN(([.$A7]-1)/([.F$1]-1)))" office:value-type="float" office:value="100.38885781547" calcext:value-type="float">
            <text:p>100.4</text:p>
          </table:table-cell>
          <table:table-cell table:style-name="ce5"/>
          <table:table-cell table:style-name="ce6" table:formula="of:=2 * DEGREES(ATAN(([.$A7]-1)/([.H$1]-1)))" office:value-type="float" office:value="81.2025892900089" calcext:value-type="float">
            <text:p>81.2</text:p>
          </table:table-cell>
          <table:table-cell table:style-name="ce6" table:formula="of:=2 * DEGREES(ATAN(([.$A7]-1)/([.I$1]-1)))" office:value-type="float" office:value="73.739795291688" calcext:value-type="float">
            <text:p>73.7</text:p>
          </table:table-cell>
          <table:table-cell table:style-name="ce6" table:formula="of:=2 * DEGREES(ATAN(([.$A7]-1)/([.J$1]-1)))" office:value-type="float" office:value="67.3801350519596" calcext:value-type="float">
            <text:p>67.4</text:p>
          </table:table-cell>
          <table:table-cell table:style-name="ce6" table:formula="of:=2 * DEGREES(ATAN(([.$A7]-1)/([.K$1]-1)))" office:value-type="float" office:value="61.927513064147" calcext:value-type="float">
            <text:p>61.9</text:p>
          </table:table-cell>
          <table:table-cell table:style-name="ce6" table:formula="of:=2 * DEGREES(ATAN(([.$A7]-1)/([.L$1]-1)))" office:value-type="float" office:value="57.2209193319304" calcext:value-type="float">
            <text:p>57.2</text:p>
          </table:table-cell>
          <table:table-cell table:style-name="ce6" table:formula="of:=2 * DEGREES(ATAN(([.$A7]-1)/([.M$1]-1)))" office:value-type="float" office:value="53.130102354156" calcext:value-type="float">
            <text:p>53.1</text:p>
          </table:table-cell>
          <table:table-cell table:style-name="ce6" table:formula="of:=2 * DEGREES(ATAN(([.$A7]-1)/([.N$1]-1)))" office:value-type="float" office:value="49.5502811376638" calcext:value-type="float">
            <text:p>49.6</text:p>
          </table:table-cell>
          <table:table-cell table:style-name="ce6" table:formula="of:=2 * DEGREES(ATAN(([.$A7]-1)/([.O$1]-1)))" office:value-type="float" office:value="46.3971810272964" calcext:value-type="float">
            <text:p>46.4</text:p>
          </table:table-cell>
          <table:table-cell table:style-name="ce6" table:formula="of:=2 * DEGREES(ATAN(([.$A7]-1)/([.P$1]-1)))" office:value-type="float" office:value="43.6028189727036" calcext:value-type="float">
            <text:p>43.6</text:p>
          </table:table-cell>
          <table:table-cell table:number-columns-repeated="100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formula="of:=2 * DEGREES(ATAN(([.$A8]-1)/([.B$1]-1)))" office:value-type="float" office:value="163.739795291688" calcext:value-type="float">
            <text:p>163.7</text:p>
          </table:table-cell>
          <table:table-cell table:style-name="ce6" table:formula="of:=2 * DEGREES(ATAN(([.$A8]-1)/([.C$1]-1)))" office:value-type="float" office:value="148.109208198154" calcext:value-type="float">
            <text:p>148.1</text:p>
          </table:table-cell>
          <table:table-cell table:style-name="ce6" table:formula="of:=2 * DEGREES(ATAN(([.$A8]-1)/([.D$1]-1)))" office:value-type="float" office:value="133.602818972704" calcext:value-type="float">
            <text:p>133.6</text:p>
          </table:table-cell>
          <table:table-cell table:style-name="ce6" table:formula="of:=2 * DEGREES(ATAN(([.$A8]-1)/([.E$1]-1)))" office:value-type="float" office:value="120.510237406116" calcext:value-type="float">
            <text:p>120.5</text:p>
          </table:table-cell>
          <table:table-cell table:style-name="ce6" table:formula="of:=2 * DEGREES(ATAN(([.$A8]-1)/([.F$1]-1)))" office:value-type="float" office:value="108.924644416051" calcext:value-type="float">
            <text:p>108.9</text:p>
          </table:table-cell>
          <table:table-cell table:style-name="ce6" table:formula="of:=2 * DEGREES(ATAN(([.$A8]-1)/([.G$1]-1)))" office:value-type="float" office:value="98.7974107099911" calcext:value-type="float">
            <text:p>98.8</text:p>
          </table:table-cell>
          <table:table-cell table:style-name="ce5"/>
          <table:table-cell table:style-name="ce6" table:formula="of:=2 * DEGREES(ATAN(([.$A8]-1)/([.I$1]-1)))" office:value-type="float" office:value="82.3718503314193" calcext:value-type="float">
            <text:p>82.4</text:p>
          </table:table-cell>
          <table:table-cell table:style-name="ce6" table:formula="of:=2 * DEGREES(ATAN(([.$A8]-1)/([.J$1]-1)))" office:value-type="float" office:value="75.7499673021964" calcext:value-type="float">
            <text:p>75.7</text:p>
          </table:table-cell>
          <table:table-cell table:style-name="ce6" table:formula="of:=2 * DEGREES(ATAN(([.$A8]-1)/([.K$1]-1)))" office:value-type="float" office:value="69.9840403971173" calcext:value-type="float">
            <text:p>70.0</text:p>
          </table:table-cell>
          <table:table-cell table:style-name="ce6" table:formula="of:=2 * DEGREES(ATAN(([.$A8]-1)/([.L$1]-1)))" office:value-type="float" office:value="64.942384581697" calcext:value-type="float">
            <text:p>64.9</text:p>
          </table:table-cell>
          <table:table-cell table:style-name="ce6" table:formula="of:=2 * DEGREES(ATAN(([.$A8]-1)/([.M$1]-1)))" office:value-type="float" office:value="60.5128743270585" calcext:value-type="float">
            <text:p>60.5</text:p>
          </table:table-cell>
          <table:table-cell table:style-name="ce6" table:formula="of:=2 * DEGREES(ATAN(([.$A8]-1)/([.N$1]-1)))" office:value-type="float" office:value="56.6015115320128" calcext:value-type="float">
            <text:p>56.6</text:p>
          </table:table-cell>
          <table:table-cell table:style-name="ce6" table:formula="of:=2 * DEGREES(ATAN(([.$A8]-1)/([.O$1]-1)))" office:value-type="float" office:value="53.130102354156" calcext:value-type="float">
            <text:p>53.1</text:p>
          </table:table-cell>
          <table:table-cell table:style-name="ce6" table:formula="of:=2 * DEGREES(ATAN(([.$A8]-1)/([.P$1]-1)))" office:value-type="float" office:value="50.0337869562001" calcext:value-type="float">
            <text:p>50.0</text:p>
          </table:table-cell>
          <table:table-cell table:number-columns-repeated="100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table:formula="of:=2 * DEGREES(ATAN(([.$A9]-1)/([.B$1]-1)))" office:value-type="float" office:value="165.749967302196" calcext:value-type="float">
            <text:p>165.7</text:p>
          </table:table-cell>
          <table:table-cell table:style-name="ce6" table:formula="of:=2 * DEGREES(ATAN(([.$A9]-1)/([.C$1]-1)))" office:value-type="float" office:value="151.927513064147" calcext:value-type="float">
            <text:p>151.9</text:p>
          </table:table-cell>
          <table:table-cell table:style-name="ce6" table:formula="of:=2 * DEGREES(ATAN(([.$A9]-1)/([.D$1]-1)))" office:value-type="float" office:value="138.887909560833" calcext:value-type="float">
            <text:p>138.9</text:p>
          </table:table-cell>
          <table:table-cell table:style-name="ce6" table:formula="of:=2 * DEGREES(ATAN(([.$A9]-1)/([.E$1]-1)))" office:value-type="float" office:value="126.869897645844" calcext:value-type="float">
            <text:p>126.9</text:p>
          </table:table-cell>
          <table:table-cell table:style-name="ce6" table:formula="of:=2 * DEGREES(ATAN(([.$A9]-1)/([.F$1]-1)))" office:value-type="float" office:value="115.989233583833" calcext:value-type="float">
            <text:p>116.0</text:p>
          </table:table-cell>
          <table:table-cell table:style-name="ce6" table:formula="of:=2 * DEGREES(ATAN(([.$A9]-1)/([.G$1]-1)))" office:value-type="float" office:value="106.260204708312" calcext:value-type="float">
            <text:p>106.3</text:p>
          </table:table-cell>
          <table:table-cell table:style-name="ce6" table:formula="of:=2 * DEGREES(ATAN(([.$A9]-1)/([.H$1]-1)))" office:value-type="float" office:value="97.6281496685807" calcext:value-type="float">
            <text:p>97.6</text:p>
          </table:table-cell>
          <table:table-cell table:style-name="ce5"/>
          <table:table-cell table:style-name="ce6" table:formula="of:=2 * DEGREES(ATAN(([.$A9]-1)/([.J$1]-1)))" office:value-type="float" office:value="83.2670786731404" calcext:value-type="float">
            <text:p>83.3</text:p>
          </table:table-cell>
          <table:table-cell table:style-name="ce6" table:formula="of:=2 * DEGREES(ATAN(([.$A9]-1)/([.K$1]-1)))" office:value-type="float" office:value="77.3196165081802" calcext:value-type="float">
            <text:p>77.3</text:p>
          </table:table-cell>
          <table:table-cell table:style-name="ce6" table:formula="of:=2 * DEGREES(ATAN(([.$A9]-1)/([.L$1]-1)))" office:value-type="float" office:value="72.0547467702072" calcext:value-type="float">
            <text:p>72.1</text:p>
          </table:table-cell>
          <table:table-cell table:style-name="ce6" table:formula="of:=2 * DEGREES(ATAN(([.$A9]-1)/([.M$1]-1)))" office:value-type="float" office:value="67.3801350519596" calcext:value-type="float">
            <text:p>67.4</text:p>
          </table:table-cell>
          <table:table-cell table:style-name="ce6" table:formula="of:=2 * DEGREES(ATAN(([.$A9]-1)/([.N$1]-1)))" office:value-type="float" office:value="63.2150044924978" calcext:value-type="float">
            <text:p>63.2</text:p>
          </table:table-cell>
          <table:table-cell table:style-name="ce6" table:formula="of:=2 * DEGREES(ATAN(([.$A9]-1)/([.O$1]-1)))" office:value-type="float" office:value="59.4897625938845" calcext:value-type="float">
            <text:p>59.5</text:p>
          </table:table-cell>
          <table:table-cell table:style-name="ce6" table:formula="of:=2 * DEGREES(ATAN(([.$A9]-1)/([.P$1]-1)))" office:value-type="float" office:value="56.1449738717059" calcext:value-type="float">
            <text:p>56.1</text:p>
          </table:table-cell>
          <table:table-cell table:number-columns-repeated="100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table:formula="of:=2 * DEGREES(ATAN(([.$A10]-1)/([.B$1]-1)))" office:value-type="float" office:value="167.31961650818" calcext:value-type="float">
            <text:p>167.3</text:p>
          </table:table-cell>
          <table:table-cell table:style-name="ce6" table:formula="of:=2 * DEGREES(ATAN(([.$A10]-1)/([.C$1]-1)))" office:value-type="float" office:value="154.942384581697" calcext:value-type="float">
            <text:p>154.9</text:p>
          </table:table-cell>
          <table:table-cell table:style-name="ce6" table:formula="of:=2 * DEGREES(ATAN(([.$A10]-1)/([.D$1]-1)))" office:value-type="float" office:value="143.130102354156" calcext:value-type="float">
            <text:p>143.1</text:p>
          </table:table-cell>
          <table:table-cell table:style-name="ce6" table:formula="of:=2 * DEGREES(ATAN(([.$A10]-1)/([.E$1]-1)))" office:value-type="float" office:value="132.075022050844" calcext:value-type="float">
            <text:p>132.1</text:p>
          </table:table-cell>
          <table:table-cell table:style-name="ce6" table:formula="of:=2 * DEGREES(ATAN(([.$A10]-1)/([.F$1]-1)))" office:value-type="float" office:value="121.890791801846" calcext:value-type="float">
            <text:p>121.9</text:p>
          </table:table-cell>
          <table:table-cell table:style-name="ce6" table:formula="of:=2 * DEGREES(ATAN(([.$A10]-1)/([.G$1]-1)))" office:value-type="float" office:value="112.61986494804" calcext:value-type="float">
            <text:p>112.6</text:p>
          </table:table-cell>
          <table:table-cell table:style-name="ce6" table:formula="of:=2 * DEGREES(ATAN(([.$A10]-1)/([.H$1]-1)))" office:value-type="float" office:value="104.250032697804" calcext:value-type="float">
            <text:p>104.3</text:p>
          </table:table-cell>
          <table:table-cell table:style-name="ce6" table:formula="of:=2 * DEGREES(ATAN(([.$A10]-1)/([.I$1]-1)))" office:value-type="float" office:value="96.7329213268596" calcext:value-type="float">
            <text:p>96.7</text:p>
          </table:table-cell>
          <table:table-cell table:style-name="ce5"/>
          <table:table-cell table:style-name="ce6" table:formula="of:=2 * DEGREES(ATAN(([.$A10]-1)/([.K$1]-1)))" office:value-type="float" office:value="83.9744249916333" calcext:value-type="float">
            <text:p>84.0</text:p>
          </table:table-cell>
          <table:table-cell table:style-name="ce6" table:formula="of:=2 * DEGREES(ATAN(([.$A10]-1)/([.L$1]-1)))" office:value-type="float" office:value="78.5788137250007" calcext:value-type="float">
            <text:p>78.6</text:p>
          </table:table-cell>
          <table:table-cell table:style-name="ce6" table:formula="of:=2 * DEGREES(ATAN(([.$A10]-1)/([.M$1]-1)))" office:value-type="float" office:value="73.739795291688" calcext:value-type="float">
            <text:p>73.7</text:p>
          </table:table-cell>
          <table:table-cell table:style-name="ce6" table:formula="of:=2 * DEGREES(ATAN(([.$A10]-1)/([.N$1]-1)))" office:value-type="float" office:value="69.3903070624679" calcext:value-type="float">
            <text:p>69.4</text:p>
          </table:table-cell>
          <table:table-cell table:style-name="ce6" table:formula="of:=2 * DEGREES(ATAN(([.$A10]-1)/([.O$1]-1)))" office:value-type="float" office:value="65.4704525442152" calcext:value-type="float">
            <text:p>65.5</text:p>
          </table:table-cell>
          <table:table-cell table:style-name="ce6" table:formula="of:=2 * DEGREES(ATAN(([.$A10]-1)/([.P$1]-1)))" office:value-type="float" office:value="61.927513064147" calcext:value-type="float">
            <text:p>61.9</text:p>
          </table:table-cell>
          <table:table-cell table:number-columns-repeated="100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table:formula="of:=2 * DEGREES(ATAN(([.$A11]-1)/([.B$1]-1)))" office:value-type="float" office:value="168.578813725001" calcext:value-type="float">
            <text:p>168.6</text:p>
          </table:table-cell>
          <table:table-cell table:style-name="ce6" table:formula="of:=2 * DEGREES(ATAN(([.$A11]-1)/([.C$1]-1)))" office:value-type="float" office:value="157.38013505196" calcext:value-type="float">
            <text:p>157.4</text:p>
          </table:table-cell>
          <table:table-cell table:style-name="ce6" table:formula="of:=2 * DEGREES(ATAN(([.$A11]-1)/([.D$1]-1)))" office:value-type="float" office:value="146.601511532013" calcext:value-type="float">
            <text:p>146.6</text:p>
          </table:table-cell>
          <table:table-cell table:style-name="ce6" table:formula="of:=2 * DEGREES(ATAN(([.$A11]-1)/([.E$1]-1)))" office:value-type="float" office:value="136.397181027296" calcext:value-type="float">
            <text:p>136.4</text:p>
          </table:table-cell>
          <table:table-cell table:style-name="ce6" table:formula="of:=2 * DEGREES(ATAN(([.$A11]-1)/([.F$1]-1)))" office:value-type="float" office:value="126.869897645844" calcext:value-type="float">
            <text:p>126.9</text:p>
          </table:table-cell>
          <table:table-cell table:style-name="ce6" table:formula="of:=2 * DEGREES(ATAN(([.$A11]-1)/([.G$1]-1)))" office:value-type="float" office:value="118.072486935853" calcext:value-type="float">
            <text:p>118.1</text:p>
          </table:table-cell>
          <table:table-cell table:style-name="ce6" table:formula="of:=2 * DEGREES(ATAN(([.$A11]-1)/([.H$1]-1)))" office:value-type="float" office:value="110.015959602883" calcext:value-type="float">
            <text:p>110.0</text:p>
          </table:table-cell>
          <table:table-cell table:style-name="ce6" table:formula="of:=2 * DEGREES(ATAN(([.$A11]-1)/([.I$1]-1)))" office:value-type="float" office:value="102.68038349182" calcext:value-type="float">
            <text:p>102.7</text:p>
          </table:table-cell>
          <table:table-cell table:style-name="ce6" table:formula="of:=2 * DEGREES(ATAN(([.$A11]-1)/([.J$1]-1)))" office:value-type="float" office:value="96.0255750083667" calcext:value-type="float">
            <text:p>96.0</text:p>
          </table:table-cell>
          <table:table-cell table:style-name="ce5"/>
          <table:table-cell table:style-name="ce6" table:formula="of:=2 * DEGREES(ATAN(([.$A11]-1)/([.L$1]-1)))" office:value-type="float" office:value="84.5473780121875" calcext:value-type="float">
            <text:p>84.5</text:p>
          </table:table-cell>
          <table:table-cell table:style-name="ce6" table:formula="of:=2 * DEGREES(ATAN(([.$A11]-1)/([.M$1]-1)))" office:value-type="float" office:value="79.6111421845304" calcext:value-type="float">
            <text:p>79.6</text:p>
          </table:table-cell>
          <table:table-cell table:style-name="ce6" table:formula="of:=2 * DEGREES(ATAN(([.$A11]-1)/([.N$1]-1)))" office:value-type="float" office:value="75.137184057655" calcext:value-type="float">
            <text:p>75.1</text:p>
          </table:table-cell>
          <table:table-cell table:style-name="ce6" table:formula="of:=2 * DEGREES(ATAN(([.$A11]-1)/([.O$1]-1)))" office:value-type="float" office:value="71.0753555839488" calcext:value-type="float">
            <text:p>71.1</text:p>
          </table:table-cell>
          <table:table-cell table:style-name="ce6" table:formula="of:=2 * DEGREES(ATAN(([.$A11]-1)/([.P$1]-1)))" office:value-type="float" office:value="67.3801350519596" calcext:value-type="float">
            <text:p>67.4</text:p>
          </table:table-cell>
          <table:table-cell table:number-columns-repeated="100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table:formula="of:=2 * DEGREES(ATAN(([.$A12]-1)/([.B$1]-1)))" office:value-type="float" office:value="169.61114218453" calcext:value-type="float">
            <text:p>169.6</text:p>
          </table:table-cell>
          <table:table-cell table:style-name="ce6" table:formula="of:=2 * DEGREES(ATAN(([.$A12]-1)/([.C$1]-1)))" office:value-type="float" office:value="159.390307062468" calcext:value-type="float">
            <text:p>159.4</text:p>
          </table:table-cell>
          <table:table-cell table:style-name="ce6" table:formula="of:=2 * DEGREES(ATAN(([.$A12]-1)/([.D$1]-1)))" office:value-type="float" office:value="149.489762593884" calcext:value-type="float">
            <text:p>149.5</text:p>
          </table:table-cell>
          <table:table-cell table:style-name="ce6" table:formula="of:=2 * DEGREES(ATAN(([.$A12]-1)/([.E$1]-1)))" office:value-type="float" office:value="140.0337869562" calcext:value-type="float">
            <text:p>140.0</text:p>
          </table:table-cell>
          <table:table-cell table:style-name="ce6" table:formula="of:=2 * DEGREES(ATAN(([.$A12]-1)/([.F$1]-1)))" office:value-type="float" office:value="131.112090439167" calcext:value-type="float">
            <text:p>131.1</text:p>
          </table:table-cell>
          <table:table-cell table:style-name="ce6" table:formula="of:=2 * DEGREES(ATAN(([.$A12]-1)/([.G$1]-1)))" office:value-type="float" office:value="122.77908066807" calcext:value-type="float">
            <text:p>122.8</text:p>
          </table:table-cell>
          <table:table-cell table:style-name="ce6" table:formula="of:=2 * DEGREES(ATAN(([.$A12]-1)/([.H$1]-1)))" office:value-type="float" office:value="115.057615418303" calcext:value-type="float">
            <text:p>115.1</text:p>
          </table:table-cell>
          <table:table-cell table:style-name="ce6" table:formula="of:=2 * DEGREES(ATAN(([.$A12]-1)/([.I$1]-1)))" office:value-type="float" office:value="107.945253229793" calcext:value-type="float">
            <text:p>107.9</text:p>
          </table:table-cell>
          <table:table-cell table:style-name="ce6" table:formula="of:=2 * DEGREES(ATAN(([.$A12]-1)/([.J$1]-1)))" office:value-type="float" office:value="101.421186274999" calcext:value-type="float">
            <text:p>101.4</text:p>
          </table:table-cell>
          <table:table-cell table:style-name="ce6" table:formula="of:=2 * DEGREES(ATAN(([.$A12]-1)/([.K$1]-1)))" office:value-type="float" office:value="95.4526219878125" calcext:value-type="float">
            <text:p>95.5</text:p>
          </table:table-cell>
          <table:table-cell table:style-name="ce5"/>
          <table:table-cell table:style-name="ce6" table:formula="of:=2 * DEGREES(ATAN(([.$A12]-1)/([.M$1]-1)))" office:value-type="float" office:value="85.0208941560017" calcext:value-type="float">
            <text:p>85.0</text:p>
          </table:table-cell>
          <table:table-cell table:style-name="ce6" table:formula="of:=2 * DEGREES(ATAN(([.$A12]-1)/([.N$1]-1)))" office:value-type="float" office:value="80.4727166185476" calcext:value-type="float">
            <text:p>80.5</text:p>
          </table:table-cell>
          <table:table-cell table:style-name="ce6" table:formula="of:=2 * DEGREES(ATAN(([.$A12]-1)/([.O$1]-1)))" office:value-type="float" office:value="76.3144531747381" calcext:value-type="float">
            <text:p>76.3</text:p>
          </table:table-cell>
          <table:table-cell table:style-name="ce6" table:formula="of:=2 * DEGREES(ATAN(([.$A12]-1)/([.P$1]-1)))" office:value-type="float" office:value="72.5076754748896" calcext:value-type="float">
            <text:p>72.5</text:p>
          </table:table-cell>
          <table:table-cell table:number-columns-repeated="100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table:formula="of:=2 * DEGREES(ATAN(([.$A13]-1)/([.B$1]-1)))" office:value-type="float" office:value="170.472716618548" calcext:value-type="float">
            <text:p>170.5</text:p>
          </table:table-cell>
          <table:table-cell table:style-name="ce6" table:formula="of:=2 * DEGREES(ATAN(([.$A13]-1)/([.C$1]-1)))" office:value-type="float" office:value="161.075355583949" calcext:value-type="float">
            <text:p>161.1</text:p>
          </table:table-cell>
          <table:table-cell table:style-name="ce6" table:formula="of:=2 * DEGREES(ATAN(([.$A13]-1)/([.D$1]-1)))" office:value-type="float" office:value="151.927513064147" calcext:value-type="float">
            <text:p>151.9</text:p>
          </table:table-cell>
          <table:table-cell table:style-name="ce6" table:formula="of:=2 * DEGREES(ATAN(([.$A13]-1)/([.E$1]-1)))" office:value-type="float" office:value="143.130102354156" calcext:value-type="float">
            <text:p>143.1</text:p>
          </table:table-cell>
          <table:table-cell table:style-name="ce6" table:formula="of:=2 * DEGREES(ATAN(([.$A13]-1)/([.F$1]-1)))" office:value-type="float" office:value="134.760270103919" calcext:value-type="float">
            <text:p>134.8</text:p>
          </table:table-cell>
          <table:table-cell table:style-name="ce6" table:formula="of:=2 * DEGREES(ATAN(([.$A13]-1)/([.G$1]-1)))" office:value-type="float" office:value="126.869897645844" calcext:value-type="float">
            <text:p>126.9</text:p>
          </table:table-cell>
          <table:table-cell table:style-name="ce6" table:formula="of:=2 * DEGREES(ATAN(([.$A13]-1)/([.H$1]-1)))" office:value-type="float" office:value="119.487125672941" calcext:value-type="float">
            <text:p>119.5</text:p>
          </table:table-cell>
          <table:table-cell table:style-name="ce6" table:formula="of:=2 * DEGREES(ATAN(([.$A13]-1)/([.I$1]-1)))" office:value-type="float" office:value="112.61986494804" calcext:value-type="float">
            <text:p>112.6</text:p>
          </table:table-cell>
          <table:table-cell table:style-name="ce6" table:formula="of:=2 * DEGREES(ATAN(([.$A13]-1)/([.J$1]-1)))" office:value-type="float" office:value="106.260204708312" calcext:value-type="float">
            <text:p>106.3</text:p>
          </table:table-cell>
          <table:table-cell table:style-name="ce6" table:formula="of:=2 * DEGREES(ATAN(([.$A13]-1)/([.K$1]-1)))" office:value-type="float" office:value="100.38885781547" calcext:value-type="float">
            <text:p>100.4</text:p>
          </table:table-cell>
          <table:table-cell table:style-name="ce6" table:formula="of:=2 * DEGREES(ATAN(([.$A13]-1)/([.L$1]-1)))" office:value-type="float" office:value="94.9791058439983" calcext:value-type="float">
            <text:p>95.0</text:p>
          </table:table-cell>
          <table:table-cell table:style-name="ce5"/>
          <table:table-cell table:style-name="ce6" table:formula="of:=2 * DEGREES(ATAN(([.$A13]-1)/([.N$1]-1)))" office:value-type="float" office:value="85.4187799147229" calcext:value-type="float">
            <text:p>85.4</text:p>
          </table:table-cell>
          <table:table-cell table:style-name="ce6" table:formula="of:=2 * DEGREES(ATAN(([.$A13]-1)/([.O$1]-1)))" office:value-type="float" office:value="81.2025892900089" calcext:value-type="float">
            <text:p>81.2</text:p>
          </table:table-cell>
          <table:table-cell table:style-name="ce6" table:formula="of:=2 * DEGREES(ATAN(([.$A13]-1)/([.P$1]-1)))" office:value-type="float" office:value="77.3196165081802" calcext:value-type="float">
            <text:p>77.3</text:p>
          </table:table-cell>
          <table:table-cell table:number-columns-repeated="100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table:formula="of:=2 * DEGREES(ATAN(([.$A14]-1)/([.B$1]-1)))" office:value-type="float" office:value="171.202589290009" calcext:value-type="float">
            <text:p>171.2</text:p>
          </table:table-cell>
          <table:table-cell table:style-name="ce6" table:formula="of:=2 * DEGREES(ATAN(([.$A14]-1)/([.C$1]-1)))" office:value-type="float" office:value="162.50767547489" calcext:value-type="float">
            <text:p>162.5</text:p>
          </table:table-cell>
          <table:table-cell table:style-name="ce6" table:formula="of:=2 * DEGREES(ATAN(([.$A14]-1)/([.D$1]-1)))" office:value-type="float" office:value="154.010766416167" calcext:value-type="float">
            <text:p>154.0</text:p>
          </table:table-cell>
          <table:table-cell table:style-name="ce6" table:formula="of:=2 * DEGREES(ATAN(([.$A14]-1)/([.E$1]-1)))" office:value-type="float" office:value="145.794542061895" calcext:value-type="float">
            <text:p>145.8</text:p>
          </table:table-cell>
          <table:table-cell table:style-name="ce6" table:formula="of:=2 * DEGREES(ATAN(([.$A14]-1)/([.F$1]-1)))" office:value-type="float" office:value="137.924977949156" calcext:value-type="float">
            <text:p>137.9</text:p>
          </table:table-cell>
          <table:table-cell table:style-name="ce6" table:formula="of:=2 * DEGREES(ATAN(([.$A14]-1)/([.G$1]-1)))" office:value-type="float" office:value="130.449718862336" calcext:value-type="float">
            <text:p>130.4</text:p>
          </table:table-cell>
          <table:table-cell table:style-name="ce6" table:formula="of:=2 * DEGREES(ATAN(([.$A14]-1)/([.H$1]-1)))" office:value-type="float" office:value="123.398488467987" calcext:value-type="float">
            <text:p>123.4</text:p>
          </table:table-cell>
          <table:table-cell table:style-name="ce6" table:formula="of:=2 * DEGREES(ATAN(([.$A14]-1)/([.I$1]-1)))" office:value-type="float" office:value="116.784995507502" calcext:value-type="float">
            <text:p>116.8</text:p>
          </table:table-cell>
          <table:table-cell table:style-name="ce6" table:formula="of:=2 * DEGREES(ATAN(([.$A14]-1)/([.J$1]-1)))" office:value-type="float" office:value="110.609692937532" calcext:value-type="float">
            <text:p>110.6</text:p>
          </table:table-cell>
          <table:table-cell table:style-name="ce6" table:formula="of:=2 * DEGREES(ATAN(([.$A14]-1)/([.K$1]-1)))" office:value-type="float" office:value="104.862815942345" calcext:value-type="float">
            <text:p>104.9</text:p>
          </table:table-cell>
          <table:table-cell table:style-name="ce6" table:formula="of:=2 * DEGREES(ATAN(([.$A14]-1)/([.L$1]-1)))" office:value-type="float" office:value="99.5272833814524" calcext:value-type="float">
            <text:p>99.5</text:p>
          </table:table-cell>
          <table:table-cell table:style-name="ce6" table:formula="of:=2 * DEGREES(ATAN(([.$A14]-1)/([.M$1]-1)))" office:value-type="float" office:value="94.5812200852771" calcext:value-type="float">
            <text:p>94.6</text:p>
          </table:table-cell>
          <table:table-cell table:style-name="ce5"/>
          <table:table-cell table:style-name="ce6" table:formula="of:=2 * DEGREES(ATAN(([.$A14]-1)/([.O$1]-1)))" office:value-type="float" office:value="85.7578072066771" calcext:value-type="float">
            <text:p>85.8</text:p>
          </table:table-cell>
          <table:table-cell table:style-name="ce6" table:formula="of:=2 * DEGREES(ATAN(([.$A14]-1)/([.P$1]-1)))" office:value-type="float" office:value="81.8287664400503" calcext:value-type="float">
            <text:p>81.8</text:p>
          </table:table-cell>
          <table:table-cell table:number-columns-repeated="100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table:formula="of:=2 * DEGREES(ATAN(([.$A15]-1)/([.B$1]-1)))" office:value-type="float" office:value="171.82876644005" calcext:value-type="float">
            <text:p>171.8</text:p>
          </table:table-cell>
          <table:table-cell table:style-name="ce6" table:formula="of:=2 * DEGREES(ATAN(([.$A15]-1)/([.C$1]-1)))" office:value-type="float" office:value="163.739795291688" calcext:value-type="float">
            <text:p>163.7</text:p>
          </table:table-cell>
          <table:table-cell table:style-name="ce6" table:formula="of:=2 * DEGREES(ATAN(([.$A15]-1)/([.D$1]-1)))" office:value-type="float" office:value="155.810485845976" calcext:value-type="float">
            <text:p>155.8</text:p>
          </table:table-cell>
          <table:table-cell table:style-name="ce6" table:formula="of:=2 * DEGREES(ATAN(([.$A15]-1)/([.E$1]-1)))" office:value-type="float" office:value="148.109208198154" calcext:value-type="float">
            <text:p>148.1</text:p>
          </table:table-cell>
          <table:table-cell table:style-name="ce6" table:formula="of:=2 * DEGREES(ATAN(([.$A15]-1)/([.F$1]-1)))" office:value-type="float" office:value="140.692351883893" calcext:value-type="float">
            <text:p>140.7</text:p>
          </table:table-cell>
          <table:table-cell table:style-name="ce6" table:formula="of:=2 * DEGREES(ATAN(([.$A15]-1)/([.G$1]-1)))" office:value-type="float" office:value="133.602818972704" calcext:value-type="float">
            <text:p>133.6</text:p>
          </table:table-cell>
          <table:table-cell table:style-name="ce6" table:formula="of:=2 * DEGREES(ATAN(([.$A15]-1)/([.H$1]-1)))" office:value-type="float" office:value="126.869897645844" calcext:value-type="float">
            <text:p>126.9</text:p>
          </table:table-cell>
          <table:table-cell table:style-name="ce6" table:formula="of:=2 * DEGREES(ATAN(([.$A15]-1)/([.I$1]-1)))" office:value-type="float" office:value="120.510237406116" calcext:value-type="float">
            <text:p>120.5</text:p>
          </table:table-cell>
          <table:table-cell table:style-name="ce6" table:formula="of:=2 * DEGREES(ATAN(([.$A15]-1)/([.J$1]-1)))" office:value-type="float" office:value="114.529547455785" calcext:value-type="float">
            <text:p>114.5</text:p>
          </table:table-cell>
          <table:table-cell table:style-name="ce6" table:formula="of:=2 * DEGREES(ATAN(([.$A15]-1)/([.K$1]-1)))" office:value-type="float" office:value="108.924644416051" calcext:value-type="float">
            <text:p>108.9</text:p>
          </table:table-cell>
          <table:table-cell table:style-name="ce6" table:formula="of:=2 * DEGREES(ATAN(([.$A15]-1)/([.L$1]-1)))" office:value-type="float" office:value="103.685546825262" calcext:value-type="float">
            <text:p>103.7</text:p>
          </table:table-cell>
          <table:table-cell table:style-name="ce6" table:formula="of:=2 * DEGREES(ATAN(([.$A15]-1)/([.M$1]-1)))" office:value-type="float" office:value="98.7974107099911" calcext:value-type="float">
            <text:p>98.8</text:p>
          </table:table-cell>
          <table:table-cell table:style-name="ce6" table:formula="of:=2 * DEGREES(ATAN(([.$A15]-1)/([.N$1]-1)))" office:value-type="float" office:value="94.2421927933229" calcext:value-type="float">
            <text:p>94.2</text:p>
          </table:table-cell>
          <table:table-cell table:style-name="ce5"/>
          <table:table-cell table:style-name="ce6" table:formula="of:=2 * DEGREES(ATAN(([.$A15]-1)/([.P$1]-1)))" office:value-type="float" office:value="86.0501319782361" calcext:value-type="float">
            <text:p>86.1</text:p>
          </table:table-cell>
          <table:table-cell table:number-columns-repeated="100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table:formula="of:=2 * DEGREES(ATAN(([.$A16]-1)/([.B$1]-1)))" office:value-type="float" office:value="172.371850331419" calcext:value-type="float">
            <text:p>172.4</text:p>
          </table:table-cell>
          <table:table-cell table:style-name="ce6" table:formula="of:=2 * DEGREES(ATAN(([.$A16]-1)/([.C$1]-1)))" office:value-type="float" office:value="164.810713262817" calcext:value-type="float">
            <text:p>164.8</text:p>
          </table:table-cell>
          <table:table-cell table:style-name="ce6" table:formula="of:=2 * DEGREES(ATAN(([.$A16]-1)/([.D$1]-1)))" office:value-type="float" office:value="157.38013505196" calcext:value-type="float">
            <text:p>157.4</text:p>
          </table:table-cell>
          <table:table-cell table:style-name="ce6" table:formula="of:=2 * DEGREES(ATAN(([.$A16]-1)/([.E$1]-1)))" office:value-type="float" office:value="150.137165643725" calcext:value-type="float">
            <text:p>150.1</text:p>
          </table:table-cell>
          <table:table-cell table:style-name="ce6" table:formula="of:=2 * DEGREES(ATAN(([.$A16]-1)/([.F$1]-1)))" office:value-type="float" office:value="143.130102354156" calcext:value-type="float">
            <text:p>143.1</text:p>
          </table:table-cell>
          <table:table-cell table:style-name="ce6" table:formula="of:=2 * DEGREES(ATAN(([.$A16]-1)/([.G$1]-1)))" office:value-type="float" office:value="136.397181027296" calcext:value-type="float">
            <text:p>136.4</text:p>
          </table:table-cell>
          <table:table-cell table:style-name="ce6" table:formula="of:=2 * DEGREES(ATAN(([.$A16]-1)/([.H$1]-1)))" office:value-type="float" office:value="129.9662130438" calcext:value-type="float">
            <text:p>130.0</text:p>
          </table:table-cell>
          <table:table-cell table:style-name="ce6" table:formula="of:=2 * DEGREES(ATAN(([.$A16]-1)/([.I$1]-1)))" office:value-type="float" office:value="123.855026128294" calcext:value-type="float">
            <text:p>123.9</text:p>
          </table:table-cell>
          <table:table-cell table:style-name="ce6" table:formula="of:=2 * DEGREES(ATAN(([.$A16]-1)/([.J$1]-1)))" office:value-type="float" office:value="118.072486935853" calcext:value-type="float">
            <text:p>118.1</text:p>
          </table:table-cell>
          <table:table-cell table:style-name="ce6" table:formula="of:=2 * DEGREES(ATAN(([.$A16]-1)/([.K$1]-1)))" office:value-type="float" office:value="112.61986494804" calcext:value-type="float">
            <text:p>112.6</text:p>
          </table:table-cell>
          <table:table-cell table:style-name="ce6" table:formula="of:=2 * DEGREES(ATAN(([.$A16]-1)/([.L$1]-1)))" office:value-type="float" office:value="107.49232452511" calcext:value-type="float">
            <text:p>107.5</text:p>
          </table:table-cell>
          <table:table-cell table:style-name="ce6" table:formula="of:=2 * DEGREES(ATAN(([.$A16]-1)/([.M$1]-1)))" office:value-type="float" office:value="102.68038349182" calcext:value-type="float">
            <text:p>102.7</text:p>
          </table:table-cell>
          <table:table-cell table:style-name="ce6" table:formula="of:=2 * DEGREES(ATAN(([.$A16]-1)/([.N$1]-1)))" office:value-type="float" office:value="98.1712335599498" calcext:value-type="float">
            <text:p>98.2</text:p>
          </table:table-cell>
          <table:table-cell table:style-name="ce6" table:formula="of:=2 * DEGREES(ATAN(([.$A16]-1)/([.O$1]-1)))" office:value-type="float" office:value="93.949868021764" calcext:value-type="float">
            <text:p>93.9</text:p>
          </table:table-cell>
          <table:table-cell table:style-name="ce5"/>
          <table:table-cell table:number-columns-repeated="1007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8"/>
          <table:table-cell table:style-name="ce11"/>
          <table:table-cell table:number-columns-repeated="1014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111" number:language="en" number:country="GB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.00.0000</text:date>, <text:time style:data-style-name="N2" text:time-value="23:37:55.3166221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21:29:30.531442007</meta:creation-date>
    <dc:date>2019-04-11T23:38:43.353688487</dc:date>
    <meta:editing-duration>PT54M23S</meta:editing-duration>
    <meta:editing-cycles>6</meta:editing-cycles>
    <meta:generator>LibreOffice/6.1.5.2$Linux_X86_64 LibreOffice_project/10$Build-2</meta:generator>
    <meta:document-statistic meta:table-count="1" meta:cell-count="241" meta:object-count="0"/>
  </office:meta>
</office:document-meta>
</file>